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cket.is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.onclose( String reas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cket.Socket( Manager io , String nsp , Manager . Options op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cket.onop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cket.onAnyIncoming( Listener f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.offAnyOutgo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.call(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.offAnyIncom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.onpacket( Packet &lt; ? &gt; packe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">
            <text:p text:style-name="Table_20_Contents">2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Socket.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.toArray( JSONArray arra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ocket.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.emit( final String event , final Object ... ar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ocket.cl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ocket.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.onAnyOutgoing( Listener f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.emitBuffer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cket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cket.ope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ocket.emit( final String event , final Object [ ] args , final Ack ack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Socket.onevent( Packet &lt; JSONArray &gt; packe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ocket.ack( final int 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ocket.destro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ocket.offAnyOutgoing( Listener f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cket.dis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.conn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.onconnec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cket.send( final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cket.call( final Object ... ar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ocket.ondisconn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cket.onack( Packet &lt; JSONArray &gt; pack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cket.offAnyIncoming( Listener f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cket.packet( Packet pack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ocket.subEvent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